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45cm"/>
    </style:style>
    <style:style style:name="co2" style:family="table-column">
      <style:table-column-properties fo:break-before="auto" style:column-width="15.706cm"/>
    </style:style>
    <style:style style:name="co3" style:family="table-column">
      <style:table-column-properties fo:break-before="auto" style:column-width="13.847cm"/>
    </style:style>
    <style:style style:name="co4" style:family="table-column">
      <style:table-column-properties fo:break-before="auto" style:column-width="7.548cm"/>
    </style:style>
    <style:style style:name="co5" style:family="table-column">
      <style:table-column-properties fo:break-before="auto" style:column-width="9.185cm"/>
    </style:style>
    <style:style style:name="co6" style:family="table-column">
      <style:table-column-properties fo:break-before="auto" style:column-width="8.657cm"/>
    </style:style>
    <style:style style:name="co7" style:family="table-column">
      <style:table-column-properties fo:break-before="auto" style:column-width="11.46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office:value-type="string">
            <text:p>Empresa/Nome</text:p>
          </table:table-cell>
          <table:table-cell office:value-type="string">
            <text:p>morada</text:p>
          </table:table-cell>
          <table:table-cell office:value-type="string">
            <text:p>telefone_fixo</text:p>
          </table:table-cell>
          <table:table-cell office:value-type="string">
            <text:p>Telemóvel/Telefone</text:p>
          </table:table-cell>
          <table:table-cell office:value-type="string">
            <text:p>Email</text:p>
          </table:table-cell>
          <table:table-cell office:value-type="string">
            <text:p>Site</text:p>
          </table:table-cell>
          <table:table-cell office:value-type="string">
            <text:p>Código-Postal</text:p>
          </table:table-cell>
          <table:table-cell office:value-type="string">
            <text:p>NIF/NIPC</text:p>
          </table:table-cell>
          <table:table-cell table:number-columns-repeated="1016"/>
        </table:table-row>
        <table:table-row table:style-name="ro2">
          <table:table-cell office:value-type="string">
            <text:p>Politécnico da Maia</text:p>
          </table:table-cell>
          <table:table-cell office:value-type="string">
            <text:p>Av. Carlos Oliveira Campos - 4475-690 Avioso $. Pedro</text:p>
          </table:table-cell>
          <table:table-cell office:value-type="string">
            <text:p>+351.22.9866000</text:p>
          </table:table-cell>
          <table:table-cell/>
          <table:table-cell office:value-type="string">
            <text:p>psimoes@ismai.pt</text:p>
          </table:table-cell>
          <table:table-cell office:value-type="string">
            <text:p><text:a xlink:href="http://www.ismai.pt/">www.ismai.pt</text:a></text:p>
          </table:table-cell>
          <table:table-cell office:value-type="string">
            <text:p>4475-690</text:p>
          </table:table-cell>
          <table:table-cell table:number-columns-repeated="1017"/>
        </table:table-row>
        <table:table-row table:style-name="ro1">
          <table:table-cell office:value-type="string">
            <text:p>Glu glu Free</text:p>
          </table:table-cell>
          <table:table-cell office:value-type="string">
            <text:p>Não Existe</text:p>
          </table:table-cell>
          <table:table-cell/>
          <table:table-cell office:value-type="string">
            <text:p>912 518 565</text:p>
          </table:table-cell>
          <table:table-cell office:value-type="string">
            <text:p>igluglufree info@gmailcom</text:p>
          </table:table-cell>
          <table:table-cell table:number-columns-repeated="1019"/>
        </table:table-row>
        <table:table-row table:style-name="ro1">
          <table:table-cell office:value-type="string">
            <text:p>KW Jaime Gomes</text:p>
          </table:table-cell>
          <table:table-cell office:value-type="string">
            <text:p>Campo Pequeno</text:p>
          </table:table-cell>
          <table:table-cell office:value-type="string">
            <text:p>+351217920 620</text:p>
          </table:table-cell>
          <table:table-cell office:value-type="string">
            <text:p>351217920</text:p>
          </table:table-cell>
          <table:table-cell office:value-type="string">
            <text:p>panevesgomes@kwportugal pt</text:p>
          </table:table-cell>
          <table:table-cell/>
          <table:table-cell office:value-type="string">
            <text:p>1000-079</text:p>
          </table:table-cell>
          <table:table-cell table:number-columns-repeated="1017"/>
        </table:table-row>
        <table:table-row table:style-name="ro1">
          <table:table-cell office:value-type="string">
            <text:p>Bni Filipa Daniel</text:p>
          </table:table-cell>
          <table:table-cell office:value-type="string">
            <text:p>C* Emiliano Barral, 14A | 28043 Madrid- España</text:p>
          </table:table-cell>
          <table:table-cell table:number-columns-repeated="2"/>
          <table:table-cell office:value-type="string">
            <text:p>daniel@bniespana.com móvil: +351 917 265 323</text:p>
          </table:table-cell>
          <table:table-cell office:value-type="string">
            <text:p>http://www.bniespana.com</text:p>
          </table:table-cell>
          <table:table-cell table:number-columns-repeated="1018"/>
        </table:table-row>
        <table:table-row table:style-name="ro1">
          <table:table-cell office:value-type="string">
            <text:p>Best Bank Bela Simões</text:p>
          </table:table-cell>
          <table:table-cell office:value-type="string">
            <text:p>Av 22 de Maio, 26 - 2415-396 Leiria</text:p>
          </table:table-cell>
          <table:table-cell/>
          <table:table-cell office:value-type="string">
            <text:p>351 213 806</text:p>
          </table:table-cell>
          <table:table-cell office:value-type="string">
            <text:p>simoes-fa promotor@bancobest pt</text:p>
          </table:table-cell>
          <table:table-cell/>
          <table:table-cell office:value-type="string">
            <text:p>2415-396</text:p>
          </table:table-cell>
          <table:table-cell table:number-columns-repeated="1017"/>
        </table:table-row>
        <table:table-row table:style-name="ro1">
          <table:table-cell office:value-type="string">
            <text:p>iNCAIXE</text:p>
          </table:table-cell>
          <table:table-cell office:value-type="string">
            <text:p>Rua Pedro Nunes, Lt. 23 e 24,Zona Industrial, 2500-303 Caldas da Rainha</text:p>
          </table:table-cell>
          <table:table-cell/>
          <table:table-cell office:value-type="string">
            <text:p>915 427 016</text:p>
          </table:table-cell>
          <table:table-cell office:value-type="string">
            <text:p>comerciai@incaixe pt</text:p>
          </table:table-cell>
          <table:table-cell office:value-type="string">
            <text:p>http://www.incaixe</text:p>
          </table:table-cell>
          <table:table-cell office:value-type="string">
            <text:p>2500-3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t" number:country="PT">
      <number:number number:min-integer-digits="1"/>
    </number:number-style>
    <number:number-style style:name="N8106P0" style:volatile="true" number:language="pt" number:country="PT">
      <number:number number:decimal-places="0" number:min-integer-digits="1" number:grouping="true"/>
      <number:text> €</number:text>
    </number:number-style>
    <number:number-style style:name="N8106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pt" number:country="PT">
      <number:number number:decimal-places="0" number:min-integer-digits="1" number:grouping="true"/>
      <number:text> €</number:text>
    </number:number-style>
    <number:number-style style:name="N8107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pt" number:country="PT">
      <number:number number:decimal-places="2" number:min-integer-digits="1" number:grouping="true"/>
      <number:text> €</number:text>
    </number:number-style>
    <number:number-style style:name="N8108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pt" number:country="PT">
      <number:number number:decimal-places="2" number:min-integer-digits="1" number:grouping="true"/>
      <number:text> €</number:text>
    </number:number-style>
    <number:number-style style:name="N8109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pt" number:country="PT">
      <number:day number:style="long"/>
      <number:text>-</number:text>
      <number:month number:textual="true"/>
      <number:text>-</number:text>
      <number:year/>
    </number:date-style>
    <number:date-style style:name="N8111" number:language="pt" number:country="PT">
      <number:month number:textual="true"/>
      <number:text>-</number:text>
      <number:year/>
    </number:date-style>
    <number:time-style style:name="N8112" number:language="pt" number:country="PT">
      <number:hours/>
      <number:text>:</number:text>
      <number:minutes number:style="long"/>
      <number:text> </number:text>
      <number:am-pm/>
    </number:time-style>
    <number:time-style style:name="N8113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pt" number:country="PT">
      <number:hours/>
      <number:text>:</number:text>
      <number:minutes number:style="long"/>
    </number:time-style>
    <number:time-style style:name="N8115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8116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pt" number:country="PT">
      <number:number number:decimal-places="0" number:min-integer-digits="1" number:grouping="true"/>
      <number:text>   </number:text>
    </number:number-style>
    <number:number-style style:name="N8117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pt" number:country="PT">
      <number:number number:decimal-places="0" number:min-integer-digits="1" number:grouping="true"/>
      <number:text>   </number:text>
    </number:number-style>
    <number:number-style style:name="N8118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pt" number:country="PT">
      <number:number number:decimal-places="2" number:min-integer-digits="1" number:grouping="true"/>
      <number:text>   </number:text>
    </number:number-style>
    <number:number-style style:name="N8119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pt" number:country="PT">
      <number:number number:decimal-places="2" number:min-integer-digits="1" number:grouping="true"/>
      <number:text>   </number:text>
    </number:number-style>
    <number:number-style style:name="N8120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pt" number:country="PT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pt" number:country="PT">
      <number:text> -    </number:text>
    </number:number-style>
    <number:text-style style:name="N8121" number:language="pt" number:country="P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PT">
      <number:text> </number:text>
      <number:number number:decimal-places="0" number:min-integer-digits="1" number:grouping="true"/>
      <number:text> € </number:text>
    </number:number-style>
    <number:number-style style:name="N8122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8122P2" style:volatile="true" number:language="pt" number:country="PT">
      <number:text> - € </number:text>
    </number:number-style>
    <number:text-style style:name="N8122" number:language="pt" number:country="P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PT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8123" number:language="pt" number:country="PT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PT">
      <number:text> </number:text>
      <number:number number:decimal-places="2" number:min-integer-digits="1" number:grouping="true"/>
      <number:text> € </number:text>
    </number:number-style>
    <number:number-style style:name="N8124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8124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8124" number:language="pt" number:country="PT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PT">
      <number:minutes number:style="long"/>
      <number:text>:</number:text>
      <number:seconds number:style="long"/>
    </number:time-style>
    <number:time-style style:name="N8126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PT">
      <number:minutes number:style="long"/>
      <number:text>:</number:text>
      <number:seconds number:style="long" number:decimal-places="1"/>
    </number:time-style>
    <number:number-style style:name="N8128" number:language="pt" number:country="P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0">10-03-2026</text:date>, <text:time>09:07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3-10T09:07:36.68</dc:date>
    <meta:document-statistic meta:table-count="1" meta:cell-count="39" meta:object-count="0"/>
    <meta:generator>OpenOffice/4.1.16$Win32 OpenOffice.org_project/4116m3$Build-9816</meta:generator>
  </office:meta>
</office:document-meta>
</file>